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7F0000007B93404F322D816471.png" manifest:media-type="image/png"/>
  <manifest:file-entry manifest:full-path="Pictures/100000000000026600000320D04B9EE1C017F7E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244cm" svg:height="21.166cm" svg:x="2.5cm" svg:y="1.234cm">
          <draw:image xlink:href="Pictures/100000000000026600000320D04B9EE1C017F7E2.png" xlink:type="simple" xlink:show="embed" xlink:actuate="onLoad">
            <text:p/>
          </draw:image>
        </draw:frame>
        <draw:frame draw:style-name="gr2" draw:text-style-name="P2" draw:layer="layout" svg:width="3.359cm" svg:height="3.253cm" svg:x="3.541cm" svg:y="21.947cm">
          <draw:image xlink:href="Pictures/100000000000007F0000007B93404F322D816471.png" xlink:type="simple" xlink:show="embed" xlink:actuate="onLoad">
            <text:p/>
          </draw:image>
        </draw:frame>
        <draw:frame draw:style-name="gr2" draw:text-style-name="P2" draw:layer="layout" svg:width="2.1cm" svg:height="2.034cm" svg:x="9.1cm" svg:y="21.866cm">
          <draw:image xlink:href="Pictures/100000000000007F0000007B93404F322D816471.png" xlink:type="simple" xlink:show="embed" xlink:actuate="onLoad">
            <text:p/>
          </draw:image>
        </draw:frame>
        <draw:frame draw:style-name="gr2" draw:text-style-name="P2" draw:layer="layout" svg:width="1.3cm" svg:height="1.259cm" svg:x="14.3cm" svg:y="21.9cm">
          <draw:image xlink:href="Pictures/100000000000007F0000007B93404F322D81647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6T20:34:02.619198364</meta:creation-date>
    <dc:date>2017-12-06T20:36:26.173978533</dc:date>
    <meta:editing-duration>PT2M23S</meta:editing-duration>
    <meta:editing-cycles>1</meta:editing-cycles>
    <meta:document-statistic meta:object-count="4"/>
    <meta:generator>LibreOffice/5.1.6.2$Linux_X86_64 LibreOffice_project/10m0$Build-2</meta:generator>
  </office:meta>
</office:document-meta>
</file>